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7b97" officeooo:paragraph-rsid="000a7b9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fdsfd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9T08:51:33.492000000</meta:creation-date>
    <dc:date>2024-11-19T08:51:38.570000000</dc:date>
    <meta:editing-duration>PT10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7.5.4.2$Windows_X86_64 LibreOffice_project/36ccfdc35048b057fd9854c757a8b67ec53977b6</meta:generator>
  </office:meta>
</office:document-meta>
</file>